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fo:line-height="100%"/>
    </style:style>
    <style:style style:name="T1" style:family="text">
      <style:text-properties fo:color="#000000" style:font-name="Consolas" fo:font-size="10pt" style:text-underline-style="solid" style:text-underline-width="auto" style:text-underline-color="font-color" style:font-size-asian="10pt" style:font-name-complex="Consolas1" style:font-size-complex="10pt"/>
    </style:style>
    <style:style style:name="T2" style:family="text">
      <style:text-properties style:font-name="Consolas" fo:font-size="10pt" style:font-size-asian="10pt" style:font-name-complex="Consola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 Project</text:p>
      <text:p text:style-name="Standard">MIPS Simulator</text:p>
      <text:p text:style-name="Standard"/>
      <text:p text:style-name="Standard">Name:</text:p>
      <text:p text:style-name="Standard"/>
      <text:p text:style-name="Standard">Mohamed Shaban : 25-7131</text:p>
      <text:p text:style-name="Standard">Eslam Maged <text:s text:c="7"/>: 25-5945</text:p>
      <text:p text:style-name="Standard"/>
      <text:p text:style-name="Standard">Project Summary:</text:p>
      <text:p text:style-name="Standard"/>
      <text:p text:style-name="Standard">We wrote <text:s/>a java program to simulate the MIPS datapath using pipelining. A parser was used to fetch and know the type of each and every instruction, with an execute method to execute the fetched instruction. sWe also used the singleton design pattern to support.</text:p>
      <text:p text:style-name="Standard"/>
      <text:p text:style-name="Standard"/>
      <text:p text:style-name="Standard">Datapath used:</text:p>
      <text:p text:style-name="Standard"/>
      <text:p text:style-name="Standard">Same like the datapath structure explained in lecture 8 slide 22. And we used Labels to support all the jump and branch instructions</text:p>
      <text:p text:style-name="Standard"/>
      <text:p text:style-name="Standard">Software Architecture:</text:p>
      <text:p text:style-name="Standard"/>
      <text:p text:style-name="Standard">Simulator: Its our main class, parser and pipelining were included in this class.</text:p>
      <text:p text:style-name="Standard"/>
      <text:p text:style-name="Standard">ALU component: was used to simulate the main functunalities of the ALU (Add, Subtract....)</text:p>
      <text:p text:style-name="Standard"/>
      <text:p text:style-name="Standard">DataMemory Component: Used to simulate the memory and how data are stored into the memory</text:p>
      <text:p text:style-name="Standard"/>
      <text:p text:style-name="Standard">Instruction Memory Component: Used to simulate how the memory handles the instructions </text:p>
      <text:p text:style-name="Standard"/>
      <text:p text:style-name="Standard">Label : Used to help us with the jump and branching commands.</text:p>
      <text:p text:style-name="Standard"/>
      <text:p text:style-name="Standard">Register: Mainly where the singleton was applied and it used to deal with the registers we had in the simulation</text:p>
      <text:p text:style-name="Standard"/>
      <text:p text:style-name="Standard">Exception File: Some files to handle the common exceptions such as Memory out of bounds</text:p>
      <text:p text:style-name="Standard"/>
      <text:p text:style-name="Standard"/>
      <text:p text:style-name="Standard">Simulated Programs</text:p>
      <text:p text:style-name="Standard">1- </text:p>
      <text:p text:style-name="Standard"/>
      <text:p text:style-name="Standard">add $s2, $s0, $s1</text:p>
      <text:p text:style-name="Standard">addi $s2, $s0, 10</text:p>
      <text:p text:style-name="Standard">and $s2, $s0, $s1</text:p>
      <text:p text:style-name="Standard">andi $s2, $s0, 0</text:p>
      <text:p text:style-name="Standard">ori $s2, $s0, 10</text:p>
      <text:p text:style-name="Standard">slt $s2, $s1, $s2</text:p>
      <text:p text:style-name="Standard">sll $s2, $s2, 2</text:p>
      <text:p text:style-name="Standard">srl $s2, $s2, 1</text:p>
      <text:p text:style-name="Standard"><text:soft-page-break/>sub $s2, $s2, $s2</text:p>
      <text:p text:style-name="Standard"/>
      <text:p text:style-name="Standard"/>
      <text:p text:style-name="Standard">2-</text:p>
      <text:p text:style-name="Standard"/>
      <text:p text:style-name="P1"><text:span text:style-name="T2">add s2, s0, s1</text:span></text:p>
      <text:p text:style-name="P1"><text:span text:style-name="T1">lw</text:span><text:span text:style-name="T2"> s2, 4(s2)</text:span></text:p>
      <text:p text:style-name="P1"><text:span text:style-name="T2">sub s2, s2, s0</text:span></text:p>
      <text:p text:style-name="P1"><text:span text:style-name="T1">addi</text:span><text:span text:style-name="T2"> s2, s2, 1</text:span></text:p>
      <text:p text:style-name="P1"><text:span text:style-name="T1">sw</text:span><text:span text:style-name="T2"> s2, 4(s2)</text:span></text:p>
      <text:p text:style-name="P1"><text:span text:style-name="T1">addi</text:span><text:span text:style-name="T2"> s3, zero, 20</text:span></text:p>
      <text:p text:style-name="P1"><text:span text:style-name="T1">addi</text:span><text:span text:style-name="T2"> s2, zero, 0</text:span></text:p>
      <text:p text:style-name="P1"><text:span text:style-name="T2">j FIB</text:span></text:p>
      <text:p text:style-name="P1"><text:span text:style-name="T1">addi</text:span><text:span text:style-name="T2"> s2,s2,1</text:span></text:p>
      <text:p text:style-name="P1"><text:span text:style-name="T2">FIB: </text:span></text:p>
      <text:p text:style-name="P1"><text:span text:style-name="T1">addi</text:span><text:span text:style-name="T2"> s2, s2, 2</text:span></text:p>
      <text:p text:style-name="P1"><text:span text:style-name="T1">bne</text:span><text:span text:style-name="T2"> s2, s3, FIB </text:span></text:p>
      <text:p text:style-name="Standard"><text:span text:style-name="T1">lui</text:span><text:span text:style-name="T2"> s2, 1</text:span></text:p>
      <text:p text:style-name="Standard"><text:span text:style-name="T2"/></text:p>
      <text:p text:style-name="Standard"><text:span text:style-name="T2"/></text:p>
      <text:p text:style-name="Standard"><text:span text:style-name="T2">Work Division:</text:span></text:p>
      <text:p text:style-name="Standard"><text:span text:style-name="T2"/></text:p>
      <text:p text:style-name="Standard"><text:span text:style-name="T2">We used the Xtreme programming technique in getting the project ready in less than 24 hou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laMaged </meta:initial-creator>
    <meta:creation-date>2014-05-24T10:45:04</meta:creation-date>
    <dc:date>2014-05-24T11:00:00</dc:date>
    <dc:creator>EslaMaged </dc:creator>
    <meta:editing-duration>P0D</meta:editing-duration>
    <meta:editing-cycles>1</meta:editing-cycles>
    <meta:document-statistic meta:table-count="0" meta:image-count="0" meta:object-count="0" meta:page-count="2" meta:paragraph-count="44" meta:word-count="289" meta:character-count="1573" meta:non-whitespace-character-count="1316"/>
    <meta:generator>LibreOffice/3.5$Linux_x86 LibreOffice_project/350m1$Build-2</meta:generator>
  </office:meta>
</office:document-meta>
</file>